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automatic-styles>
    <style:style style:name="P1" style:family="paragraph" style:parent-style-name="Standard">
      <style:paragraph-properties fo:line-height="150%"/>
      <style:text-properties style:font-name="Ubuntu"/>
    </style:style>
    <style:style style:name="P2" style:family="paragraph" style:parent-style-name="Standard">
      <style:paragraph-properties fo:line-height="150%"/>
      <style:text-properties style:font-name="Ubuntu" officeooo:rsid="000470ae" officeooo:paragraph-rsid="000470ae"/>
    </style:style>
    <style:style style:name="P3" style:family="paragraph" style:parent-style-name="Standard">
      <style:paragraph-properties fo:line-height="150%"/>
      <style:text-properties style:font-name="Ubuntu" officeooo:rsid="000470ae" officeooo:paragraph-rsid="000470ae" fo:background-color="#eeeeee"/>
    </style:style>
    <style:style style:name="P4" style:family="paragraph" style:parent-style-name="Standard">
      <style:paragraph-properties fo:line-height="150%"/>
      <style:text-properties style:font-name="Ubuntu" officeooo:rsid="000544ea" officeooo:paragraph-rsid="000544ea"/>
    </style:style>
    <style:style style:name="P5" style:family="paragraph" style:parent-style-name="Standard">
      <style:paragraph-properties fo:line-height="150%"/>
      <style:text-properties style:font-name="Ubuntu" officeooo:rsid="00063994" officeooo:paragraph-rsid="00063994"/>
    </style:style>
    <style:style style:name="P6" style:family="paragraph" style:parent-style-name="Standard">
      <style:paragraph-properties fo:line-height="150%"/>
      <style:text-properties style:font-name="Ubuntu" officeooo:rsid="000767a9" officeooo:paragraph-rsid="000767a9"/>
    </style:style>
    <style:style style:name="P7" style:family="paragraph" style:parent-style-name="Standard">
      <style:paragraph-properties fo:line-height="150%"/>
      <style:text-properties style:font-name="Ubuntu" officeooo:rsid="000898d9" officeooo:paragraph-rsid="000898d9"/>
    </style:style>
    <style:style style:name="P8" style:family="paragraph" style:parent-style-name="Heading_20_2">
      <style:paragraph-properties fo:line-height="150%" fo:text-align="center" style:justify-single-word="false"/>
      <style:text-properties style:font-name="Ubuntu" officeooo:rsid="0003f9b6" officeooo:paragraph-rsid="0003f9b6"/>
    </style:style>
    <style:style style:name="P9" style:family="paragraph" style:parent-style-name="Standard">
      <style:paragraph-properties fo:line-height="150%"/>
      <style:text-properties style:font-name="Ubuntu" fo:font-weight="bold" officeooo:rsid="00063994" officeooo:paragraph-rsid="00063994" style:font-weight-asian="bold" style:font-weight-complex="bold"/>
    </style:style>
    <style:style style:name="P10" style:family="paragraph" style:parent-style-name="Standard">
      <style:paragraph-properties fo:line-height="150%"/>
      <style:text-properties style:font-name="Ubuntu" fo:font-weight="bold" officeooo:rsid="000c2996" officeooo:paragraph-rsid="000c2996" style:font-weight-asian="bold" style:font-weight-complex="bold"/>
    </style:style>
    <style:style style:name="P11" style:family="paragraph" style:parent-style-name="Standard">
      <style:paragraph-properties fo:line-height="150%"/>
      <style:text-properties style:font-name="Ubuntu" officeooo:rsid="000c2996" officeooo:paragraph-rsid="000c2996"/>
    </style:style>
    <style:style style:name="P12" style:family="paragraph" style:parent-style-name="Standard">
      <style:paragraph-properties fo:line-height="150%"/>
      <style:text-properties style:font-name="Ubuntu" officeooo:paragraph-rsid="00182aae"/>
    </style:style>
    <style:style style:name="P13" style:family="paragraph" style:parent-style-name="Standard">
      <style:paragraph-properties fo:line-height="150%"/>
      <style:text-properties style:font-name="Ubuntu" officeooo:rsid="000cae35" officeooo:paragraph-rsid="000cae35"/>
    </style:style>
    <style:style style:name="P14" style:family="paragraph" style:parent-style-name="Standard">
      <style:paragraph-properties fo:line-height="150%"/>
      <style:text-properties style:font-name="Ubuntu" officeooo:rsid="000e7406" officeooo:paragraph-rsid="000e7406"/>
    </style:style>
    <style:style style:name="P15" style:family="paragraph" style:parent-style-name="Standard">
      <style:paragraph-properties fo:line-height="150%"/>
      <style:text-properties style:font-name="Ubuntu" officeooo:rsid="000fe202" officeooo:paragraph-rsid="000fe202"/>
    </style:style>
    <style:style style:name="P16" style:family="paragraph" style:parent-style-name="Standard">
      <style:paragraph-properties fo:line-height="150%"/>
      <style:text-properties style:font-name="Ubuntu" officeooo:rsid="00103944" officeooo:paragraph-rsid="00103944"/>
    </style:style>
    <style:style style:name="P17" style:family="paragraph" style:parent-style-name="Standard">
      <style:paragraph-properties fo:line-height="150%"/>
      <style:text-properties style:font-name="Ubuntu" officeooo:rsid="00119b3c" officeooo:paragraph-rsid="00119b3c"/>
    </style:style>
    <style:style style:name="P18" style:family="paragraph" style:parent-style-name="Standard">
      <style:paragraph-properties fo:line-height="150%"/>
      <style:text-properties style:font-name="Ubuntu" officeooo:rsid="001467ae" officeooo:paragraph-rsid="001467ae"/>
    </style:style>
    <style:style style:name="P19" style:family="paragraph" style:parent-style-name="Standard">
      <style:paragraph-properties fo:line-height="150%"/>
      <style:text-properties style:font-name="Ubuntu" officeooo:rsid="0015830d" officeooo:paragraph-rsid="0015830d"/>
    </style:style>
    <style:style style:name="P20" style:family="paragraph" style:parent-style-name="Standard">
      <style:paragraph-properties fo:line-height="150%"/>
      <style:text-properties style:font-name="Ubuntu" officeooo:rsid="0016714a" officeooo:paragraph-rsid="0016714a"/>
    </style:style>
    <style:style style:name="P21" style:family="paragraph" style:parent-style-name="Standard">
      <style:paragraph-properties fo:line-height="150%"/>
      <style:text-properties style:font-name="Ubuntu" officeooo:rsid="00178c4d" officeooo:paragraph-rsid="00178c4d"/>
    </style:style>
    <style:style style:name="P22" style:family="paragraph" style:parent-style-name="Standard">
      <style:paragraph-properties fo:line-height="150%"/>
      <style:text-properties style:font-name="Ubuntu" officeooo:rsid="0017d1f4" officeooo:paragraph-rsid="0017d1f4"/>
    </style:style>
    <style:style style:name="P23" style:family="paragraph" style:parent-style-name="Standard">
      <style:paragraph-properties fo:line-height="150%"/>
      <style:text-properties style:font-name="Ubuntu" officeooo:rsid="00182aae" officeooo:paragraph-rsid="00182aae"/>
    </style:style>
    <style:style style:name="T1" style:family="text">
      <style:text-properties fo:background-color="transparent" loext:char-shading-value="0"/>
    </style:style>
    <style:style style:name="T2" style:family="text">
      <style:text-properties fo:font-weight="bold" style:font-weight-asian="bold" style:font-weight-complex="bold"/>
    </style:style>
    <style:style style:name="T3" style:family="text">
      <style:text-properties fo:font-weight="bold" officeooo:rsid="000a972c" style:font-weight-asian="bold" style:font-weight-complex="bold"/>
    </style:style>
    <style:style style:name="T4" style:family="text">
      <style:text-properties fo:font-weight="bold" officeooo:rsid="001287b7" style:font-weight-asian="bold" style:font-weight-complex="bold"/>
    </style:style>
    <style:style style:name="T5" style:family="text">
      <style:text-properties fo:font-weight="bold" officeooo:rsid="00182aae" style:font-weight-asian="bold" style:font-weight-complex="bold"/>
    </style:style>
    <style:style style:name="T6" style:family="text">
      <style:text-properties officeooo:rsid="00063994"/>
    </style:style>
    <style:style style:name="T7" style:family="text">
      <style:text-properties officeooo:rsid="000a972c"/>
    </style:style>
    <style:style style:name="T8" style:family="text">
      <style:text-properties officeooo:rsid="000cae35"/>
    </style:style>
    <style:style style:name="T9" style:family="text">
      <style:text-properties officeooo:rsid="000e7406"/>
    </style:style>
    <style:style style:name="T10" style:family="text">
      <style:text-properties officeooo:rsid="000fe202"/>
    </style:style>
    <style:style style:name="T11" style:family="text">
      <style:text-properties officeooo:rsid="00103944"/>
    </style:style>
    <style:style style:name="T12" style:family="text">
      <style:text-properties officeooo:rsid="00119b3c"/>
    </style:style>
    <style:style style:name="T13" style:family="text">
      <style:text-properties officeooo:rsid="001287b7"/>
    </style:style>
    <style:style style:name="T14" style:family="text">
      <style:text-properties officeooo:rsid="001467ae"/>
    </style:style>
    <style:style style:name="T15" style:family="text">
      <style:text-properties officeooo:rsid="0015830d"/>
    </style:style>
    <style:style style:name="T16" style:family="text">
      <style:text-properties officeooo:rsid="0016714a"/>
    </style:style>
    <style:style style:name="T17" style:family="text">
      <style:text-properties officeooo:rsid="00178c4d"/>
    </style:style>
    <style:style style:name="T18" style:family="text">
      <style:text-properties officeooo:rsid="0017d1f4"/>
    </style:style>
    <style:style style:name="T19" style:family="text">
      <style:text-properties officeooo:rsid="00182a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API Options</text:h>
      <text:p text:style-name="P1"/>
      <text:p text:style-name="P2">São propriedades definidas dentro do objeto de configuração de um componente, para construir e controlar seu comportamento:</text:p>
      <text:p text:style-name="P3">export default { </text:p>
      <text:p text:style-name="P3"><text:span text:style-name="T1"><text:s text:c="4"/></text:span>name: “”, </text:p>
      <text:p text:style-name="P3"><text:span text:style-name="T1"><text:s text:c="4"/></text:span>data() {}, </text:p>
      <text:p text:style-name="P3"><text:span text:style-name="T1"><text:s text:c="4"/></text:span>methods: {} </text:p>
      <text:p text:style-name="P3">} </text:p>
      <text:p text:style-name="P1"/>
      <text:p text:style-name="P4"><text:span text:style-name="T2">name: “currentComponentName” –</text:span> <text:span text:style-name="T6">Define o nome do componente.</text:span></text:p>
      <text:p text:style-name="P4"/>
      <text:p text:style-name="P5"><text:span text:style-name="T2">components: {componente} –</text:span> Registra componentes filhos que podem ser usados dentro do template do componente atual.</text:p>
      <text:p text:style-name="P5"/>
      <text:p text:style-name="P9">Directives: {</text:p>
      <text:p text:style-name="P9"><text:s text:c="4"/>focus: {mounted(el) {el.focus()}},</text:p>
      <text:p text:style-name="P5"><text:span text:style-name="T2">} -</text:span> Permite registrar diretivas personalizadas locais que podem ser usadas no template do componente. São usados para definir comportamentos personalizados que podem ser aplicados diretamente a elementos DOM com v-.</text:p>
      <text:p text:style-name="P1"/>
      <text:p text:style-name="P6"><text:span text:style-name="T2">inheritAttrs: false –</text:span> É uma opção booleana (sendo true o padrão) que controla se atributos HTML não explicitamente definidos como props serão automaticamente aplicados ao elemento raiz do componente.</text:p>
      <text:p text:style-name="P1"/>
      <text:p text:style-name="P7"><text:span text:style-name="T2">props: {name: String, age} -</text:span> São os valores que o componente filho recebe do componente pai. Permite passar dados de um componente pai para um filho de forma reativa e controlada.</text:p>
      <text:p text:style-name="P7"/>
      <text:p text:style-name="P7"><text:span text:style-name="T3">e</text:span><text:span text:style-name="T2">mits: {} </text:span><text:span text:style-name="T3">ou emits: [ ]</text:span><text:span text:style-name="T2"> -</text:span> <text:span text:style-name="T7">Declara os eventos personalizados que o componente pode emitir para o componente pai usando $emit. Basicamente documenta quais eventos o componente emite.</text:span></text:p>
      <text:p text:style-name="P10"><text:soft-page-break/>data() {</text:p>
      <text:p text:style-name="P10"><text:s text:c="4"/>return {variavel: valor,}</text:p>
      <text:p text:style-name="P11"><text:span text:style-name="T2">} -</text:span> Define as variáveis que ele usa e que podem mudar com o tempo, ou seja, define todas as variáveis do componente atual.</text:p>
      <text:p text:style-name="P11"/>
      <text:p text:style-name="P11"><text:span text:style-name="T2">computed: {func() {}} -</text:span> <text:span text:style-name="T8">Permite criar valores automáticos com base em outros dados do componente, ou seja, faz funções que atualizam quando os valores são atualizados. Uteis para lógica de exibição, formatação, filtros etc. Só recalculam quando suas dependências mudam.</text:span></text:p>
      <text:p text:style-name="P1"/>
      <text:p text:style-name="P13"><text:span text:style-name="T2">methods: {func() {},} -</text:span> <text:span text:style-name="T9">É onde as funções do componente são definidas.</text:span></text:p>
      <text:p text:style-name="P13"/>
      <text:p text:style-name="P14"><text:span text:style-name="T2">watch: {func() {}} -</text:span> <text:span text:style-name="T10">Permite observar mudanças em dados reativos (data, props ou computed) e executar uma função quando esses dados mudam.</text:span></text:p>
      <text:p text:style-name="P14"/>
      <text:p text:style-name="P15"><text:span text:style-name="T2">provide() {return {variavel: valor}} –</text:span> <text:span text:style-name="T11">Serve para fornecer dados a componentes descendentes, sem precisar passar por props em cada nível da hierarquia. Basicamente serve para compartilhar valores com componentes filhos, netos, bisnetos, etc.</text:span></text:p>
      <text:p text:style-name="P15"/>
      <text:p text:style-name="P16"><text:span text:style-name="T2">inject: [‘variavel’] –</text:span> É usada para receber dados que foram fornecidos por um componente ancestral (pai) com provide, ou seja, acessa valores vindos de provide, sem precisar receber por props.</text:p>
      <text:p text:style-name="P16"/>
      <text:p text:style-name="P16"><text:span text:style-name="T2">template: ` ` -</text:span> <text:span text:style-name="T12">Permite definir conteúdo HTML diretamente como uma string em vez de usar o arquivo .vue com a seção &lt;template&gt;.Define o conteúdo visual do componente.</text:span></text:p>
      <text:p text:style-name="P16"/>
      <text:p text:style-name="P17"><text:span text:style-name="T4">beforeCreate</text:span><text:span text:style-name="T2">() {} -</text:span> <text:span text:style-name="T13">Executa antes do vue iniciar a reatividade, injeções (provide/inject) e evento</text:span><text:span text:style-name="T14">s</text:span><text:span text:style-name="T13">.</text:span></text:p>
      <text:p text:style-name="P17"/>
      <text:p text:style-name="P18"><text:span text:style-name="T2">created() {} -</text:span> Executa quando o vue é <text:span text:style-name="T15">criado</text:span>.</text:p>
      <text:p text:style-name="P18"/>
      <text:p text:style-name="P18"><text:soft-page-break/><text:span text:style-name="T2">beforeMount() {} -</text:span> <text:span text:style-name="T15">Executa antes do componente ser montado no DOM, ou seja, antes de ser exibido na tela.</text:span></text:p>
      <text:p text:style-name="P18"/>
      <text:p text:style-name="P19"><text:span text:style-name="T2">mounted() {} -</text:span> <text:span text:style-name="T16">Executa quando o componente é montado no DOM.</text:span></text:p>
      <text:p text:style-name="P19"/>
      <text:p text:style-name="P20"><text:span text:style-name="T2">beforeUpdate() {} -</text:span> <text:span text:style-name="T17">Executa antes do DOM ser atualizado.</text:span></text:p>
      <text:p text:style-name="P20"/>
      <text:p text:style-name="P21"><text:span text:style-name="T2">updated() {} -</text:span> Executa depois que o DOM é atualizado.</text:p>
      <text:p text:style-name="P21"/>
      <text:p text:style-name="P21"><text:span text:style-name="T2">activated() {} -</text:span> <text:span text:style-name="T18">Executa quando um componente é ativado novamente, volta a ser exibido, sem ser recriado, mas somente quando esta sendo usado com &lt;keep-alive&gt;.</text:span></text:p>
      <text:p text:style-name="P21"/>
      <text:p text:style-name="P22"><text:span text:style-name="T5">d</text:span><text:span text:style-name="T2">eactivated</text:span><text:span text:style-name="T5">() {} -</text:span><text:span text:style-name="T19"> Executa quando um componente é “desativado”, ou seja, removido da tela.</text:span></text:p>
      <text:p text:style-name="P22"/>
      <text:p text:style-name="P23"><text:span text:style-name="T2">beforeUnmount() {} -</text:span> Executa antes do componente ser destruido e removido do DOM. Serve para executar limpeza como remover listeners, cancelar timers, etc.</text:p>
      <text:p text:style-name="P23"/>
      <text:p text:style-name="P23"><text:span text:style-name="T2">unmounted() {} -</text:span> Executa depois que o componente foi completamente removido do DOM.</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3T16:33:26.774000000</meta:creation-date>
    <dc:date>2025-06-28T20:22:09.181000000</dc:date>
    <meta:editing-duration>PT1H43M3S</meta:editing-duration>
    <meta:editing-cycles>18</meta:editing-cycles>
    <meta:generator>LibreOffice/24.2.2.2$Windows_X86_64 LibreOffice_project/d56cc158d8a96260b836f100ef4b4ef25d6f1a01</meta:generator>
    <meta:document-statistic meta:table-count="0" meta:image-count="0" meta:object-count="0" meta:page-count="4" meta:paragraph-count="34" meta:word-count="514" meta:character-count="3337" meta:non-whitespace-character-count="2827"/>
  </office:meta>
</office:document-meta>
</file>